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0a1889" officeooo:paragraph-rsid="0028191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0437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paragraph-rsid="0048c65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011f" officeooo:paragraph-rsid="0048c65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6ebc" officeooo:paragraph-rsid="0048c65c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84f3f" style:font-weight-asian="normal" style:font-weight-complex="normal"/>
    </style:style>
    <style:style style:name="T3" style:family="text">
      <style:text-properties fo:font-weight="normal" officeooo:rsid="004da139" style:font-weight-asian="normal" style:font-weight-complex="normal"/>
    </style:style>
    <style:style style:name="T4" style:family="text">
      <style:text-properties style:text-position="super 58%" fo:font-weight="normal" officeooo:rsid="004da139" style:font-weight-asian="normal" style:font-weight-complex="normal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locity Multispeciality Hospital - Surat </text:p>
      <text:p text:style-name="P2"/>
      <text:p text:style-name="P4">Basic Information</text:p>
      <text:p text:style-name="P5"/>
      <text:p text:style-name="P3"><text:span text:style-name="T2">Address</text:span><text:span text:style-name="T1">: <text:s/></text:span><text:span text:style-name="T3">3</text:span><text:span text:style-name="T4">rd</text:span><text:span text:style-name="T3"> </text:span>Floor, Velocity Multispeciality Hospital, Velocity Business Hub, Near Madhuvan Circle, LP Savani Road, Adajan, Surat-395009.</text:p>
      <text:p text:style-name="P3"><text:s/></text:p>
      <text:p text:style-name="P3">Phone: 7435081000 </text:p>
      <text:p text:style-name="P3"/>
      <text:p text:style-name="P3">Emergency: 7435082000 </text:p>
      <text:p text:style-name="P3"/>
      <text:p text:style-name="P3">Email: velocityhospital@gmail.com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11:26.942722234</meta:creation-date>
    <dc:date>2024-04-15T21:47:32.522457104</dc:date>
    <meta:editing-duration>PT7H41M16S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0" meta:character-count="272" meta:non-whitespace-character-count="242"/>
  </office:meta>
</office:document-meta>
</file>